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B0A30C0954BD76122B.jpg" manifest:media-type="image/jpeg"/>
  <manifest:file-entry manifest:full-path="Pictures/10000000000004B00000064049D035B065781FFF.jpg" manifest:media-type="image/jpeg"/>
  <manifest:file-entry manifest:full-path="Pictures/1000000000000640000004B06B457885B2A2438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e380" officeooo:paragraph-rsid="0001e3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Bild1" text:anchor-type="paragraph" svg:width="17cm" svg:height="12.749cm" draw:z-index="0"><draw:image xlink:href="Pictures/1000000000000640000004B0A30C0954BD76122B.jpg" xlink:type="simple" xlink:show="embed" xlink:actuate="onLoad" loext:mime-type="image/jpeg"/></draw:frame>Skizze altes Konze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2" text:anchor-type="paragraph" svg:width="17cm" svg:height="22.666cm" draw:z-index="1"><draw:image xlink:href="Pictures/10000000000004B00000064049D035B065781FFF.jpg" xlink:type="simple" xlink:show="embed" xlink:actuate="onLoad" loext:mime-type="image/jpeg"/></draw:frame><text:soft-page-break/>Url erstellen </text:p>
      <text:p text:style-name="P1"/>
      <text:p text:style-name="P1"/>
      <text:p text:style-name="P1"/>
      <text:p text:style-name="P1"/>
      <text:p text:style-name="P1"/>
      <text:p text:style-name="P1"><draw:frame draw:style-name="fr1" draw:name="Bild3" text:anchor-type="paragraph" svg:width="17cm" svg:height="12.749cm" draw:z-index="2"><draw:image xlink:href="Pictures/1000000000000640000004B06B457885B2A24384.jpg" xlink:type="simple" xlink:show="embed" xlink:actuate="onLoad" loext:mime-type="image/jpeg"/></draw:frame><text:soft-page-break/>Request und Respon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3:50:48.018000000</meta:creation-date>
    <dc:date>2019-05-12T13:55:15.798000000</dc:date>
    <meta:editing-duration>PT4M29S</meta:editing-duration>
    <meta:editing-cycles>1</meta:editing-cycles>
    <meta:document-statistic meta:table-count="0" meta:image-count="3" meta:object-count="0" meta:page-count="3" meta:paragraph-count="3" meta:word-count="8" meta:character-count="55" meta:non-whitespace-character-count="48"/>
    <meta:generator>LibreOffice/6.2.1.2$Windows_X86_64 LibreOffice_project/7bcb35dc3024a62dea0caee87020152d1ee96e71</meta:generator>
  </office:meta>
</office:document-meta>
</file>